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поверки 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<text:span text:style-name="T23">МП. МН 742-2005</text:span>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42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42">±<text:span text:style-name="T6">15</text:span></text:p>
          </table:table-cell>
        </table:table-row>
        <table:table-row>
          <table:table-cell table:style-name="t1.A6" office:value-type="string">
            <text:p text:style-name="P17">800<text:span text:style-name="T6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42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4"><text:s text:c="2"/>$1-<text:span text:style-name="T1">dd</text:span> <text:s/></text:p>
            <text:p text:style-name="P43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42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42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42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4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<text:span text:style-name="T6">±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42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42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42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4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<text:span text:style-name="T6">±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42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42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42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4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<text:span text:style-name="T6">±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42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42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42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4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<text:span text:style-name="T6">±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42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42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42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4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<text:span text:style-name="T6">±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42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42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42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4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<text:span text:style-name="T6">±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42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42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42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4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<text:span text:style-name="T6">±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42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42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42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4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<text:span text:style-name="T6">±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42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42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42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4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<text:span text:style-name="T6">±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42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42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42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4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<text:span text:style-name="T6">±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42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42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42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4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<text:span text:style-name="T6">±15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18:17.70</dc:date>
    <meta:editing-duration>P3DT6H17M38S</meta:editing-duration>
    <meta:editing-cycles>376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6" meta:character-count="15776"/>
  </office:meta>
</office:document-meta>
</file>